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3.95833333333333in"/>
    </style:style>
    <style:style style:name="co2" style:family="table-column">
      <style:table-column-properties fo:break-before="auto" style:column-width="1.98958333333333in"/>
    </style:style>
    <style:style style:name="co3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42708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fo:border-left="2.5pt solid #999999"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 style:data-style-name="N-1">
      <style:table-cell-properties fo:border-right="2.5pt solid #999999" fo:border-top="2.5pt solid #999999" fo:border-bottom="4.0pt solid #666666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 style:data-style-name="N-1">
      <style:table-cell-properties fo:border-left="2.5pt solid #999999" fo:border-right="2.5pt solid #999999" fo:border-bottom="2.5pt solid #999999" fo:wrap-option="wrap"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 style:data-style-name="N-1">
      <style:table-cell-properties fo:border-right="2.5pt solid #999999" fo:border-bottom="2.5pt solid #999999" fo:wrap-option="wrap" style:vertical-align="middle"/>
      <style:paragraph-properties/>
    </style:style>
    <style:style style:name="ce26" style:family="table-cell" style:parent-style-name="Default" style:data-style-name="N-1">
      <style:table-cell-properties fo:border-left="2.5pt solid #999999" fo:border-top="4.0pt solid #666666" fo:border-bottom="2.5pt solid #999999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 style:data-style-name="N-1">
      <style:table-cell-properties fo:border-right="2.5pt solid #999999" fo:border-top="4.0pt solid #666666" fo:border-bottom="2.5pt solid #999999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 style:data-style-name="N-1">
      <style:table-cell-properties fo:border-left="2.5pt solid #999999" fo:border-right="2.5pt solid #999999" fo:border-top="4.0pt solid #666666" fo:border-bottom="2.5pt solid #999999" fo:wrap-option="wrap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6382" table:default-cell-style-name="ce21"/>
        <table:table-row table:style-name="ro2">
          <table:table-cell table:style-name="ce22" office:value-type="string">
            <text:p>Products</text:p>
          </table:table-cell>
          <table:table-cell table:style-name="ce23" office:value-type="string">
            <text:p>Order Price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Lumia 525</text:p>
          </table:table-cell>
          <table:table-cell table:style-name="ce25" office:value-type="string">
            <text:p>17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Lenovo G50</text:p>
          </table:table-cell>
          <table:table-cell table:style-name="ce25" office:value-type="string">
            <text:p>48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Pavilion G6</text:p>
          </table:table-cell>
          <table:table-cell table:style-name="ce25" office:value-type="string">
            <text:p>40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Nexus 5</text:p>
          </table:table-cell>
          <table:table-cell table:style-name="ce25" office:value-type="string">
            <text:p>320</text:p>
          </table:table-cell>
          <table:table-cell table:number-columns-repeated="254"/>
        </table:table-row>
        <table:table-row table:style-name="ro3">
          <table:table-cell table:style-name="ce24" office:value-type="string">
            <text:p>Total:</text:p>
          </table:table-cell>
          <table:table-cell table:style-name="ce25" office:value-type="string">
            <text:p>$1370</text:p>
          </table:table-cell>
          <table:table-cell table:number-columns-repeated="254"/>
        </table:table-row>
        <table:table-row table:number-rows-repeated="65530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49:49</meta:creation-date>
    <dc:date>2015-12-14T06:48:43</dc:date>
    <meta:generator>MicrosoftOffice/14.0 MicrosoftExcel/CalculationVersion-9302</meta:generator>
  </office:meta>
</office:document-meta>
</file>